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urier 10 Pitch" svg:font-family="'Courier 10 Pitch'"/>
    <style:font-face style:name="Helvetica" svg:font-family="Helvetica"/>
    <style:font-face style:name="Courier 10 Pitch1" svg:font-family="'Courier 10 Pitch'" style:font-pitch="fixed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Helvetica" fo:font-size="14pt" fo:font-weight="normal" officeooo:rsid="001e4b89" officeooo:paragraph-rsid="001e4b89" fo:background-color="transparent" style:font-name-asian="Helvetica" style:font-name-complex="Helvetica"/>
    </style:style>
    <style:style style:name="P2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1" fo:font-size="14pt" fo:font-weight="normal" officeooo:rsid="001c8998" officeooo:paragraph-rsid="001c8998" fo:background-color="transparent" style:font-name-asian="Helvetica" style:font-name-complex="Helvetica"/>
    </style:style>
    <style:style style:name="P3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1" fo:font-size="14pt" fo:font-weight="normal" fo:background-color="transparent" style:font-name-asian="Helvetica" style:font-name-complex="Helvetica"/>
    </style:style>
    <style:style style:name="P4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1" fo:font-size="14pt" fo:font-weight="normal" officeooo:paragraph-rsid="001c8998" fo:background-color="transparent" style:font-name-asian="Helvetica" style:font-name-complex="Helvetica"/>
    </style:style>
    <style:style style:name="P5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1" fo:font-size="14pt" fo:font-weight="normal" officeooo:rsid="001e4b89" officeooo:paragraph-rsid="001e4b89" fo:background-color="transparent" style:font-name-asian="Helvetica" style:font-name-complex="Helvetica"/>
    </style:style>
    <style:style style:name="P6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1" fo:font-size="14pt" fo:font-weight="normal" officeooo:rsid="001e4b89" officeooo:paragraph-rsid="001f2e00" fo:background-color="transparent" style:font-name-asian="Helvetica" style:font-name-complex="Helvetica"/>
    </style:style>
    <style:style style:name="P7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1" fo:font-size="14pt" fo:font-weight="normal" officeooo:rsid="001f2e00" officeooo:paragraph-rsid="001f2e00" fo:background-color="transparent" style:font-name-asian="Helvetica" style:font-name-complex="Helvetica"/>
    </style:style>
    <style:style style:name="P8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1" fo:font-size="14pt" fo:font-weight="normal" officeooo:rsid="001f2e00" officeooo:paragraph-rsid="001f2f1b" fo:background-color="transparent" style:font-name-asian="Helvetica" style:font-name-complex="Helvetica"/>
    </style:style>
    <style:style style:name="P9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1" fo:font-size="14pt" fo:font-weight="normal" officeooo:rsid="001f2f1b" officeooo:paragraph-rsid="0023afb3" fo:background-color="transparent" style:font-name-asian="Helvetica" style:font-name-complex="Helvetica"/>
    </style:style>
    <style:style style:name="P10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1" fo:font-size="14pt" fo:font-weight="bold" officeooo:rsid="001c8998" officeooo:paragraph-rsid="001c8998" fo:background-color="transparent" style:font-name-asian="Helvetica" style:font-weight-asian="bold" style:font-name-complex="Helvetica" style:font-weight-complex="bold"/>
    </style:style>
    <style:style style:name="P11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1" fo:font-size="14pt" fo:font-weight="bold" officeooo:rsid="001dd67e" officeooo:paragraph-rsid="001dd67e" fo:background-color="transparent" style:font-name-asian="Helvetica" style:font-weight-asian="bold" style:font-name-complex="Helvetica" style:font-weight-complex="bold"/>
    </style:style>
    <style:style style:name="P12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1" fo:font-size="14pt" fo:font-weight="bold" fo:background-color="transparent" style:font-name-asian="Helvetica" style:font-weight-asian="bold" style:font-name-complex="Helvetica" style:font-weight-complex="bold"/>
    </style:style>
    <style:style style:name="P13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1" fo:font-size="11pt" fo:font-weight="normal" fo:background-color="transparent" style:font-name-asian="Calibri1" style:font-name-complex="Calibri1"/>
    </style:style>
    <style:style style:name="P14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1" fo:font-size="11pt" fo:font-weight="normal" officeooo:rsid="001f3631" officeooo:paragraph-rsid="001f3631" fo:background-color="transparent" style:font-name-asian="Calibri1" style:font-name-complex="Calibri1"/>
    </style:style>
    <style:style style:name="P15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1" fo:font-size="11pt" fo:font-weight="normal" officeooo:rsid="001f2f1b" officeooo:paragraph-rsid="001f2f1b" fo:background-color="transparent" style:font-name-asian="Calibri1" style:font-name-complex="Calibri1"/>
    </style:style>
    <style:style style:name="P16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1" fo:font-size="11pt" fo:font-weight="normal" officeooo:rsid="001f2f1b" officeooo:paragraph-rsid="00201d6e" fo:background-color="transparent" style:font-name-asian="Calibri1" style:font-name-complex="Calibri1"/>
    </style:style>
    <style:style style:name="P17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1" fo:font-size="11pt" fo:font-weight="normal" officeooo:rsid="001f2f1b" officeooo:paragraph-rsid="002454cc" fo:background-color="transparent" style:font-name-asian="Calibri1" style:font-name-complex="Calibri1"/>
    </style:style>
    <style:style style:name="P18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1" fo:font-size="11pt" fo:font-weight="normal" officeooo:rsid="001f2f1b" officeooo:paragraph-rsid="00272fce" fo:background-color="transparent" style:font-name-asian="Calibri1" style:font-name-complex="Calibri1"/>
    </style:style>
    <style:style style:name="P19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1" fo:font-size="11pt" fo:font-weight="normal" officeooo:rsid="00201d6e" officeooo:paragraph-rsid="00201d6e" fo:background-color="transparent" style:font-name-asian="Calibri1" style:font-name-complex="Calibri1"/>
    </style:style>
    <style:style style:name="P20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1" fo:font-size="11pt" fo:font-weight="normal" officeooo:rsid="00214596" officeooo:paragraph-rsid="00214596" fo:background-color="transparent" style:font-name-asian="Calibri1" style:font-name-complex="Calibri1"/>
    </style:style>
    <style:style style:name="P21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1" fo:font-size="11pt" fo:font-weight="normal" officeooo:rsid="0025b8db" officeooo:paragraph-rsid="0025b8db" fo:background-color="transparent" style:font-name-asian="Calibri1" style:font-name-complex="Calibri1"/>
    </style:style>
    <style:style style:name="P22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1" fo:font-size="11pt" fo:font-weight="normal" officeooo:rsid="002879a1" officeooo:paragraph-rsid="002879a1" fo:background-color="transparent" style:font-name-asian="Calibri1" style:font-name-complex="Calibri1"/>
    </style:style>
    <style:style style:name="P23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1" fo:font-size="11pt" fo:font-weight="normal" officeooo:rsid="00290f9c" officeooo:paragraph-rsid="00290f9c" fo:background-color="transparent" style:font-name-asian="Calibri1" style:font-name-complex="Calibri1"/>
    </style:style>
    <style:style style:name="P24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1" fo:font-size="11pt" fo:font-weight="normal" officeooo:rsid="002dcbed" officeooo:paragraph-rsid="002879a1" fo:background-color="transparent" style:font-name-asian="Calibri1" style:font-name-complex="Calibri1"/>
    </style:style>
    <style:style style:name="P25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1" fo:font-size="11pt" fo:font-weight="normal" officeooo:rsid="002dcbed" officeooo:paragraph-rsid="002dcbed" fo:background-color="transparent" style:font-name-asian="Calibri1" style:font-name-complex="Calibri1"/>
    </style:style>
    <style:style style:name="P26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1" fo:font-size="11pt" fo:font-weight="normal" officeooo:rsid="002f4ee0" officeooo:paragraph-rsid="002f4ee0" fo:background-color="transparent" style:font-name-asian="Calibri1" style:font-name-complex="Calibri1"/>
    </style:style>
    <style:style style:name="P27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1" fo:font-size="11pt" fo:font-weight="normal" officeooo:rsid="00308f96" officeooo:paragraph-rsid="00308f96" fo:background-color="transparent" style:font-name-asian="Calibri1" style:font-name-complex="Calibri1"/>
    </style:style>
    <style:style style:name="P28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1" fo:font-size="11pt" fo:font-weight="normal" officeooo:rsid="00308f96" officeooo:paragraph-rsid="0031b8b9" fo:background-color="transparent" style:font-name-asian="Calibri1" style:font-name-complex="Calibri1"/>
    </style:style>
    <style:style style:name="P29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1" fo:font-size="11pt" fo:font-weight="normal" officeooo:rsid="00308f96" officeooo:paragraph-rsid="00324318" fo:background-color="transparent" style:font-name-asian="Calibri1" style:font-name-complex="Calibri1"/>
    </style:style>
    <style:style style:name="P30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1" fo:font-size="11pt" fo:font-weight="normal" officeooo:rsid="00308f96" officeooo:paragraph-rsid="00345a76" fo:background-color="transparent" style:font-name-asian="Calibri1" style:font-name-complex="Calibri1"/>
    </style:style>
    <style:style style:name="P31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1" fo:font-size="11pt" fo:font-weight="normal" officeooo:rsid="00324318" officeooo:paragraph-rsid="00324318" fo:background-color="transparent" style:font-name-asian="Calibri1" style:font-name-complex="Calibri1"/>
    </style:style>
    <style:style style:name="P32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1" fo:font-size="11pt" fo:font-weight="normal" officeooo:rsid="00348cae" officeooo:paragraph-rsid="00348cae" fo:background-color="transparent" style:font-name-asian="Calibri1" style:font-weight-asian="normal" style:font-name-complex="Calibri1" style:font-weight-complex="normal"/>
    </style:style>
    <style:style style:name="P33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1" fo:font-size="11pt" fo:font-weight="normal" officeooo:rsid="0025b8db" officeooo:paragraph-rsid="0025b8db" fo:background-color="transparent" style:font-name-asian="Calibri1" style:font-weight-asian="normal" style:font-name-complex="Calibri1" style:font-weight-complex="normal"/>
    </style:style>
    <style:style style:name="P34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1" fo:font-size="11pt" fo:font-weight="normal" officeooo:rsid="002879a1" officeooo:paragraph-rsid="002879a1" fo:background-color="transparent" style:font-name-asian="Calibri1" style:font-weight-asian="normal" style:font-name-complex="Calibri1" style:font-weight-complex="normal"/>
    </style:style>
    <style:style style:name="P35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1" fo:font-size="11pt" fo:font-weight="bold" officeooo:rsid="0025b8db" officeooo:paragraph-rsid="0025b8db" fo:background-color="transparent" style:font-name-asian="Calibri1" style:font-weight-asian="bold" style:font-name-complex="Calibri1" style:font-weight-complex="bold"/>
    </style:style>
    <style:style style:name="P36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1" fo:font-size="13pt" fo:font-weight="bold" officeooo:rsid="00308f96" officeooo:paragraph-rsid="00345a76" fo:background-color="transparent" style:font-name-asian="Calibri1" style:font-size-asian="13pt" style:font-weight-asian="bold" style:font-name-complex="Calibri1" style:font-size-complex="13pt" style:font-weight-complex="bold"/>
    </style:style>
    <style:style style:name="P37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1" fo:font-size="13pt" fo:font-weight="bold" officeooo:rsid="00308f96" officeooo:paragraph-rsid="0031d9a0" fo:background-color="transparent" style:font-name-asian="Calibri1" style:font-size-asian="13pt" style:font-weight-asian="bold" style:font-name-complex="Calibri1" style:font-size-complex="13pt" style:font-weight-complex="bold"/>
    </style:style>
    <style:style style:name="P38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1" fo:font-size="13pt" fo:font-weight="bold" officeooo:rsid="00308f96" officeooo:paragraph-rsid="0031b8b9" fo:background-color="transparent" style:font-name-asian="Calibri1" style:font-size-asian="13pt" style:font-weight-asian="bold" style:font-name-complex="Calibri1" style:font-size-complex="13pt" style:font-weight-complex="bold"/>
    </style:style>
    <style:style style:name="P39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1" fo:font-size="13pt" fo:font-weight="normal" officeooo:rsid="00290f9c" officeooo:paragraph-rsid="00290f9c" fo:background-color="transparent" style:font-name-asian="Calibri1" style:font-size-asian="13pt" style:font-name-complex="Calibri1" style:font-size-complex="13pt"/>
    </style:style>
    <style:style style:name="T1" style:family="text">
      <style:text-properties fo:color="#000000" fo:font-size="10.5pt" fo:font-weight="bold" fo:background-color="#ffffff" loext:char-shading-value="0" style:font-name-asian="Courier 10 Pitch" style:font-name-complex="Courier 10 Pitch"/>
    </style:style>
    <style:style style:name="T2" style:family="text">
      <style:text-properties fo:color="#000000" fo:font-size="10.5pt" fo:font-weight="bold" officeooo:rsid="00211cbe" fo:background-color="#ffffff" loext:char-shading-value="0" style:font-name-asian="Courier 10 Pitch" style:font-name-complex="Courier 10 Pitch"/>
    </style:style>
    <style:style style:name="T3" style:family="text">
      <style:text-properties fo:color="#000000" fo:font-size="10.5pt" fo:font-weight="bold" officeooo:rsid="00214596" fo:background-color="#ffffff" loext:char-shading-value="0" style:font-name-asian="Courier 10 Pitch" style:font-name-complex="Courier 10 Pitch"/>
    </style:style>
    <style:style style:name="T4" style:family="text">
      <style:text-properties fo:color="#000000" fo:font-size="10.5pt" fo:font-weight="bold" officeooo:rsid="0022bbed" fo:background-color="#ffffff" loext:char-shading-value="0" style:font-name-asian="Courier 10 Pitch" style:font-name-complex="Courier 10 Pitch"/>
    </style:style>
    <style:style style:name="T5" style:family="text">
      <style:text-properties fo:color="#000000" fo:font-size="10.5pt" fo:font-weight="bold" officeooo:rsid="002454cc" fo:background-color="#ffffff" loext:char-shading-value="0" style:font-name-asian="Courier 10 Pitch" style:font-name-complex="Courier 10 Pitch"/>
    </style:style>
    <style:style style:name="T6" style:family="text">
      <style:text-properties fo:color="#000000" fo:font-size="10.5pt" fo:font-weight="bold" officeooo:rsid="0025b8db" fo:background-color="#ffffff" loext:char-shading-value="0" style:font-name-asian="Courier 10 Pitch" style:font-name-complex="Courier 10 Pitch"/>
    </style:style>
    <style:style style:name="T7" style:family="text">
      <style:text-properties fo:color="#000000" fo:font-size="10.5pt" fo:font-weight="bold" officeooo:rsid="00272fce" fo:background-color="#ffffff" loext:char-shading-value="0" style:font-name-asian="Courier 10 Pitch" style:font-name-complex="Courier 10 Pitch"/>
    </style:style>
    <style:style style:name="T8" style:family="text">
      <style:text-properties fo:color="#000000" fo:font-size="10.5pt" fo:font-weight="bold" officeooo:rsid="002879a1" fo:background-color="#ffffff" loext:char-shading-value="0" style:font-name-asian="Courier 10 Pitch" style:font-name-complex="Courier 10 Pitch"/>
    </style:style>
    <style:style style:name="T9" style:family="text">
      <style:text-properties fo:color="#000000" fo:font-size="10.5pt" fo:background-color="#ffffff" loext:char-shading-value="0" style:font-name-asian="Courier 10 Pitch" style:font-name-complex="Courier 10 Pitch"/>
    </style:style>
    <style:style style:name="T10" style:family="text">
      <style:text-properties fo:color="#000000" fo:font-size="10.5pt" officeooo:rsid="0022bbed" fo:background-color="#ffffff" loext:char-shading-value="0" style:font-name-asian="Courier 10 Pitch" style:font-name-complex="Courier 10 Pitch"/>
    </style:style>
    <style:style style:name="T11" style:family="text">
      <style:text-properties fo:color="#000000" fo:font-size="13pt" fo:font-weight="bold" fo:background-color="#ffffff" loext:char-shading-value="0" style:font-name-asian="Courier 10 Pitch" style:font-size-asian="13pt" style:font-name-complex="Courier 10 Pitch" style:font-size-complex="13pt"/>
    </style:style>
    <style:style style:name="T12" style:family="text">
      <style:text-properties fo:color="#000000" fo:font-size="13pt" fo:font-weight="bold" officeooo:rsid="002879a1" fo:background-color="#ffffff" loext:char-shading-value="0" style:font-name-asian="Courier 10 Pitch" style:font-size-asian="13pt" style:font-name-complex="Courier 10 Pitch" style:font-size-complex="13pt"/>
    </style:style>
    <style:style style:name="T13" style:family="text">
      <style:text-properties fo:color="#000000" fo:font-size="13pt" fo:font-weight="bold" officeooo:rsid="00211cbe" fo:background-color="#ffffff" loext:char-shading-value="0" style:font-name-asian="Courier 10 Pitch" style:font-size-asian="13pt" style:font-name-complex="Courier 10 Pitch" style:font-size-complex="13pt"/>
    </style:style>
    <style:style style:name="T14" style:family="text">
      <style:text-properties fo:color="#000000" fo:font-size="13pt" fo:font-weight="bold" officeooo:rsid="0025b8db" fo:background-color="#ffffff" loext:char-shading-value="0" style:font-name-asian="Courier 10 Pitch" style:font-size-asian="13pt" style:font-name-complex="Courier 10 Pitch" style:font-size-complex="13pt"/>
    </style:style>
    <style:style style:name="T15" style:family="text">
      <style:text-properties fo:color="#000000" fo:font-size="13pt" fo:font-weight="bold" officeooo:rsid="00214596" fo:background-color="#ffffff" loext:char-shading-value="0" style:font-name-asian="Courier 10 Pitch" style:font-size-asian="13pt" style:font-name-complex="Courier 10 Pitch" style:font-size-complex="13pt"/>
    </style:style>
    <style:style style:name="T16" style:family="text">
      <style:text-properties fo:color="#000000" fo:font-size="13pt" fo:font-weight="bold" officeooo:rsid="00272fce" fo:background-color="#ffffff" loext:char-shading-value="0" style:font-name-asian="Courier 10 Pitch" style:font-size-asian="13pt" style:font-name-complex="Courier 10 Pitch" style:font-size-complex="13pt"/>
    </style:style>
    <style:style style:name="T17" style:family="text">
      <style:text-properties fo:color="#000000" fo:font-size="13pt" fo:font-weight="bold" officeooo:rsid="0022bbed" fo:background-color="#ffffff" loext:char-shading-value="0" style:font-name-asian="Courier 10 Pitch" style:font-size-asian="13pt" style:font-name-complex="Courier 10 Pitch" style:font-size-complex="13pt"/>
    </style:style>
    <style:style style:name="T18" style:family="text">
      <style:text-properties fo:color="#000000" fo:font-size="13pt" fo:font-weight="bold" officeooo:rsid="002454cc" fo:background-color="#ffffff" loext:char-shading-value="0" style:font-name-asian="Courier 10 Pitch" style:font-size-asian="13pt" style:font-name-complex="Courier 10 Pitch" style:font-size-complex="13pt"/>
    </style:style>
    <style:style style:name="T19" style:family="text">
      <style:text-properties fo:color="#000000" fo:font-weight="bold" fo:background-color="#ffffff" loext:char-shading-value="0" style:font-name-asian="Courier 10 Pitch" style:font-name-complex="Courier 10 Pitch"/>
    </style:style>
    <style:style style:name="T20" style:family="text">
      <style:text-properties fo:color="#000000" fo:font-weight="bold" officeooo:rsid="002879a1" fo:background-color="#ffffff" loext:char-shading-value="0" style:font-name-asian="Courier 10 Pitch" style:font-name-complex="Courier 10 Pitch"/>
    </style:style>
    <style:style style:name="T21" style:family="text">
      <style:text-properties officeooo:rsid="001e4b89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f2e00" style:font-weight-asian="bold" style:font-weight-complex="bold"/>
    </style:style>
    <style:style style:name="T24" style:family="text">
      <style:text-properties fo:font-weight="bold" officeooo:rsid="001f2f1b" style:font-weight-asian="bold" style:font-weight-complex="bold"/>
    </style:style>
    <style:style style:name="T25" style:family="text">
      <style:text-properties fo:font-weight="bold" officeooo:rsid="000c9e85" style:font-weight-asian="bold" style:font-weight-complex="bold"/>
    </style:style>
    <style:style style:name="T26" style:family="text">
      <style:text-properties fo:font-weight="bold" officeooo:rsid="002e58f8" style:font-weight-asian="bold" style:font-weight-complex="bold"/>
    </style:style>
    <style:style style:name="T27" style:family="text">
      <style:text-properties fo:font-weight="bold" officeooo:rsid="0031b8b9" style:font-weight-asian="bold" style:font-weight-complex="bold"/>
    </style:style>
    <style:style style:name="T28" style:family="text">
      <style:text-properties fo:font-weight="bold" officeooo:rsid="0031d9a0" style:font-weight-asian="bold" style:font-weight-complex="bold"/>
    </style:style>
    <style:style style:name="T29" style:family="text">
      <style:text-properties fo:font-weight="bold" officeooo:rsid="00345a76" style:font-weight-asian="bold" style:font-weight-complex="bold"/>
    </style:style>
    <style:style style:name="T30" style:family="text">
      <style:text-properties fo:font-weight="bold" officeooo:rsid="0036197c" style:font-weight-asian="bold" style:font-weight-complex="bold"/>
    </style:style>
    <style:style style:name="T31" style:family="text">
      <style:text-properties fo:font-weight="bold" officeooo:rsid="003bc565" style:font-weight-asian="bold" style:font-weight-complex="bold"/>
    </style:style>
    <style:style style:name="T32" style:family="text">
      <style:text-properties fo:font-weight="bold" officeooo:rsid="0025b8db" style:font-weight-asian="bold" style:font-weight-complex="bold"/>
    </style:style>
    <style:style style:name="T33" style:family="text">
      <style:text-properties officeooo:rsid="001f2e00"/>
    </style:style>
    <style:style style:name="T34" style:family="text">
      <style:text-properties officeooo:rsid="001f2f1b"/>
    </style:style>
    <style:style style:name="T35" style:family="text">
      <style:text-properties style:font-name="Courier 10 Pitch1"/>
    </style:style>
    <style:style style:name="T36" style:family="text">
      <style:text-properties officeooo:rsid="0023afb3"/>
    </style:style>
    <style:style style:name="T37" style:family="text">
      <style:text-properties officeooo:rsid="0025b8db"/>
    </style:style>
    <style:style style:name="T38" style:family="text">
      <style:text-properties officeooo:rsid="0025eeeb"/>
    </style:style>
    <style:style style:name="T39" style:family="text">
      <style:text-properties officeooo:rsid="00291a1d"/>
    </style:style>
    <style:style style:name="T40" style:family="text">
      <style:text-properties officeooo:rsid="002e58f8"/>
    </style:style>
    <style:style style:name="T41" style:family="text">
      <style:text-properties officeooo:rsid="0031b8b9"/>
    </style:style>
    <style:style style:name="T42" style:family="text">
      <style:text-properties officeooo:rsid="0031d9a0"/>
    </style:style>
    <style:style style:name="T43" style:family="text">
      <style:text-properties officeooo:rsid="00324318"/>
    </style:style>
    <style:style style:name="T44" style:family="text">
      <style:text-properties officeooo:rsid="00345a76"/>
    </style:style>
    <style:style style:name="T45" style:family="text">
      <style:text-properties officeooo:rsid="0036197c"/>
    </style:style>
    <style:style style:name="T46" style:family="text">
      <style:text-properties officeooo:rsid="003bc565"/>
    </style:style>
    <style:style style:name="T47" style:family="text">
      <style:text-properties fo:font-size="13pt" style:font-size-asian="13pt" style:font-size-complex="13pt"/>
    </style:style>
    <style:style style:name="T48" style:family="text">
      <style:text-properties fo:font-size="13pt" fo:font-weight="bold" style:font-size-asian="13pt" style:font-weight-asian="bold" style:font-size-complex="13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0">Event <text:span text:style-name="T21">Calendar</text:span> Demo Detail</text:p>
      <text:p text:style-name="P4"/>
      <text:p text:style-name="P11">These functionality <text:span text:style-name="T21">divide</text:span> into four main part. I listed at below.</text:p>
      <text:p text:style-name="P2"><text:tab/>1. Database</text:p>
      <text:p text:style-name="P2"><text:tab/>2. <text:span text:style-name="T21">JS</text:span></text:p>
      <text:p text:style-name="P2"><text:tab/>3. <text:span text:style-name="T21">CSS</text:span></text:p>
      <text:p text:style-name="P2"><text:tab/>4. <text:span text:style-name="T21">CODE</text:span></text:p>
      <text:p text:style-name="P4"/>
      <text:p text:style-name="P5">&gt;&gt;&gt; <text:span text:style-name="T22">let's start with the database.</text:span></text:p>
      <text:p text:style-name="P4"/>
      <text:p text:style-name="P1"><text:span text:style-name="T35">1. First login into your phpmyadmin. General login url for local is <text:tab/></text:span><text:a xlink:type="simple" xlink:href="http://localhost/phpmyadmin"><text:span text:style-name="T35">http://localhost/phpmyadmin</text:span></text:a></text:p>
      <text:p text:style-name="P5">2. click on database. After enter database name then press create button.</text:p>
      <text:p text:style-name="P5">3. select database name which created by you.</text:p>
      <text:p text:style-name="P5">4. next click on import button then you can see browse button on your screen. You have event_calendar.sql file in your download folder please select database. After press GO Button it's define at below. You got message import successfully.</text:p>
      <text:p text:style-name="P5"/>
      <text:p text:style-name="P5">Here we created database with tabel successfully move on next step. <text:span text:style-name="T33">Put js and css file into yout project directory.</text:span></text:p>
      <text:p text:style-name="P5"/>
      <text:p text:style-name="P6">&gt;&gt;&gt; <text:span text:style-name="T22">let's start with the </text:span><text:span text:style-name="T23">Code </text:span><text:span text:style-name="T24">and define code structure</text:span><text:span text:style-name="T22">.</text:span></text:p>
      <text:p text:style-name="P7"><text:span text:style-name="T34">1) index.php</text:span></text:p>
      <text:p text:style-name="P9">2) <text:span text:style-name="T36">connection</text:span>.php</text:p>
      <text:p text:style-name="P8"><text:span text:style-name="T34">3) functions.php</text:span></text:p>
      <text:p text:style-name="P8"><text:tab/><text:tab/></text:p>
      <text:p text:style-name="P12">Create a file with <text:span text:style-name="T33">i</text:span>ndex.php for <text:span text:style-name="T33">output view</text:span>.</text:p>
      <text:p text:style-name="P13"/>
      <text:p text:style-name="P3">Please may look code:</text:p>
      <text:p text:style-name="P13"/>
      <text:p text:style-name="P3">1. <text:span text:style-name="T25">Here below define html code with form.</text:span></text:p>
      <text:p text:style-name="P13"/>
      <text:p text:style-name="P14"/>
      <text:p text:style-name="P15">&lt;!DOCTYPE html&gt;</text:p>
      <text:p text:style-name="P15">&lt;html xmlns="http://www.w3.org/1999/xhtml"&gt;</text:p>
      <text:p text:style-name="P15">&lt;head&gt;</text:p>
      <text:p text:style-name="P15"><text:tab/>&lt;meta http-equiv="Content-Type" content="text/html; charset=utf-8" /&gt;</text:p>
      <text:p text:style-name="P15"><text:tab/>&lt;title&gt;PHP Event Calendar by CodexWorld&lt;/title&gt;</text:p>
      <text:p text:style-name="P15"><text:soft-page-break/><text:tab/>&lt;link type="text/css" rel="stylesheet" href="style.css"/&gt;</text:p>
      <text:p text:style-name="P15"><text:tab/>&lt;script src="jquery.min.js"&gt;&lt;/script&gt;</text:p>
      <text:p text:style-name="P15">&lt;/head&gt;</text:p>
      <text:p text:style-name="P15">&lt;body&gt;</text:p>
      <text:p text:style-name="P15"></text:p>
      <text:p text:style-name="P15"><text:tab/>&lt;?php include_once('functions.php'); ?&gt;</text:p>
      <text:p text:style-name="P15"><text:tab/>&lt;div id="calendar_div"&gt;</text:p>
      <text:p text:style-name="P15"><text:tab/><text:tab/>&lt;?php echo getCalender(); ?&gt;</text:p>
      <text:p text:style-name="P15"><text:tab/>&lt;/div&gt;</text:p>
      <text:p text:style-name="P15"></text:p>
      <text:p text:style-name="P15">&lt;/body&gt;</text:p>
      <text:p text:style-name="P16">&lt;/html&gt;</text:p>
      <text:p text:style-name="P16"/>
      <text:p text:style-name="P19"><text:span text:style-name="T22">Description</text:span> <text:span text:style-name="T38">==&gt;</text:span> </text:p>
      <text:p text:style-name="P19"><text:tab/></text:p>
      <text:p text:style-name="P19">1) if you used any <text:span text:style-name="T22">Javascript </text:span><text:span text:style-name="T32">L</text:span><text:span text:style-name="T22">ibraby you must add jquery</text:span>. Like we added.</text:p>
      <text:p text:style-name="P19"><text:tab/><text:span text:style-name="T34">&lt;script src="jquery.min.js"&gt;&lt;/script&gt;</text:span></text:p>
      <text:p text:style-name="P19">2) also we added another function.php file we discussion brife at below.</text:p>
      <text:p text:style-name="P19"/>
      <text:p text:style-name="P17"><text:span text:style-name="T13">let start </text:span><text:span text:style-name="T14">discussion</text:span><text:span text:style-name="T15"> for </text:span><text:span text:style-name="T18">connection</text:span><text:span text:style-name="T17">.php</text:span></text:p>
      <text:p text:style-name="P17"/>
      <text:p text:style-name="P33"><text:span text:style-name="T10">define('HOST', 'localhost');</text:span></text:p>
      <text:p text:style-name="P33"><text:span text:style-name="T10">define('USERNAME', 'root');</text:span></text:p>
      <text:p text:style-name="P33"><text:span text:style-name="T10">define('PASSWORD', 'ur48x');</text:span></text:p>
      <text:p text:style-name="P33"><text:span text:style-name="T10">define('DATABASE_NAME', 'event_calendar');</text:span></text:p>
      <text:p text:style-name="P33"><text:span text:style-name="T10"></text:span></text:p>
      <text:p text:style-name="P33"><text:span text:style-name="T10">//Connect and select the database</text:span></text:p>
      <text:p text:style-name="P33"><text:span text:style-name="T10">$db = new mysqli(HOST, USERNAME, PASSWORD, DATABASE_NAME);</text:span></text:p>
      <text:p text:style-name="P33"><text:span text:style-name="T10"></text:span></text:p>
      <text:p text:style-name="P33"><text:span text:style-name="T10">if ($db-&gt;connect_error) {</text:span></text:p>
      <text:p text:style-name="P33"><text:span text:style-name="T10"><text:s text:c="4"/>die("Connection failed: " . $db-&gt;connect_error);</text:span></text:p>
      <text:p text:style-name="P33"><text:span text:style-name="T10">}</text:span></text:p>
      <text:p text:style-name="P33"/>
      <text:p text:style-name="P35">NOTE: change value of HOST , USERNAME , PASSWORD , DATABASE_NAME after change run your connection.php file in browser. If you got any error then you put value wrong. And not getting any error so datab<text:span text:style-name="T40">a</text:span>se connection created successfully.</text:p>
      <text:p text:style-name="P35"/>
      <text:p text:style-name="P18"><text:span text:style-name="T13">let start </text:span><text:span text:style-name="T14">discussion</text:span><text:span text:style-name="T15"> for </text:span><text:span text:style-name="T16">function</text:span><text:span text:style-name="T17">.php</text:span></text:p>
      <text:p text:style-name="P18"/>
      <text:p text:style-name="P34"><text:span text:style-name="T10">D</text:span><text:span text:style-name="T9">escription :- in this file manage calendar and add event and view event functional with popup.</text:span></text:p>
      <text:p text:style-name="P22"/>
      <text:p text:style-name="P23"><text:span text:style-name="T22">B.</text:span> <text:span text:style-name="T39">A</text:span><text:span text:style-name="T22">ccess post type and call function accordingly for action.</text:span></text:p>
      <text:p text:style-name="P23"><text:tab/><text:span text:style-name="T22">&gt; Here used three different </text:span><text:span text:style-name="T26">function.</text:span></text:p>
      <text:p text:style-name="P23"/>
      <text:p text:style-name="P23"><text:span text:style-name="T22"><text:tab/></text:span><text:span text:style-name="T48">1</text:span><text:span text:style-name="T47">. <text:s/></text:span><text:span text:style-name="T12">getCalender</text:span><text:span text:style-name="T11">();</text:span></text:p>
      <text:p text:style-name="P39"><text:span text:style-name="T19"><text:tab/>2. <text:s/></text:span><text:span text:style-name="T20">get_events_information</text:span><text:span text:style-name="T19">()</text:span></text:p>
      <text:p text:style-name="P39"><text:span text:style-name="T19"><text:tab/>3. <text:s/></text:span><text:span text:style-name="T20">add_event_information</text:span><text:span text:style-name="T19">();</text:span></text:p>
      <text:p text:style-name="P23"/>
      <text:p text:style-name="P24"/>
      <text:p text:style-name="P25">below define all function description with code.</text:p>
      <text:p text:style-name="P22"/>
      <text:p text:style-name="P22"><text:soft-page-break/></text:p>
      <text:p text:style-name="P22"><text:span text:style-name="T1">if(isset($_POST['fun_type']) &amp;&amp; !empty($_POST['fun_type'])){</text:span></text:p>
      <text:p text:style-name="P22"><text:span text:style-name="T1"><text:tab/>switch($_POST['fun_type']){</text:span></text:p>
      <text:p text:style-name="P22"><text:span text:style-name="T1"><text:tab/><text:tab/>case 'getCalender':</text:span></text:p>
      <text:p text:style-name="P22"><text:span text:style-name="T1"><text:tab/><text:tab/><text:tab/>getCalender($_POST['year'],$_POST['month']);</text:span></text:p>
      <text:p text:style-name="P22"><text:span text:style-name="T1"><text:tab/><text:tab/><text:tab/>break;</text:span></text:p>
      <text:p text:style-name="P22"><text:span text:style-name="T1"><text:tab/><text:tab/>case 'get_events_information':</text:span></text:p>
      <text:p text:style-name="P22"><text:span text:style-name="T1"><text:tab/><text:tab/><text:tab/>get_events_information($_POST['date']);</text:span></text:p>
      <text:p text:style-name="P22"><text:span text:style-name="T1"><text:tab/><text:tab/><text:tab/>break;</text:span></text:p>
      <text:p text:style-name="P22"><text:span text:style-name="T1"><text:tab/><text:tab/>//For Add Event with date wise.</text:span></text:p>
      <text:p text:style-name="P22"><text:span text:style-name="T1"><text:tab/><text:tab/>case 'add_event_information':</text:span></text:p>
      <text:p text:style-name="P22"><text:span text:style-name="T1"><text:tab/><text:tab/><text:tab/>add_event_information($_POST['date'],$_POST['title']);</text:span></text:p>
      <text:p text:style-name="P22"><text:span text:style-name="T1"><text:tab/><text:tab/><text:tab/>break;</text:span></text:p>
      <text:p text:style-name="P22"><text:span text:style-name="T1"><text:tab/><text:tab/>default:</text:span></text:p>
      <text:p text:style-name="P22"><text:span text:style-name="T1"><text:tab/><text:tab/><text:tab/>break;</text:span></text:p>
      <text:p text:style-name="P22"><text:span text:style-name="T1"><text:tab/>}</text:span></text:p>
      <text:p text:style-name="P22"><text:span text:style-name="T1">}</text:span></text:p>
      <text:p text:style-name="P21"/>
      <text:p text:style-name="P21"/>
      <text:p text:style-name="P20"/>
      <text:p text:style-name="P23"><text:span text:style-name="T22">NOTE:</text:span> <text:span text:style-name="T22">get_calender_full</text:span><text:span text:style-name="T31">()</text:span> <text:s/>function access from <text:span text:style-name="T22">index.php</text:span> file so it default view calender.</text:p>
      <text:p text:style-name="P23"/>
      <text:p text:style-name="P23"/>
      <text:p text:style-name="P23"/>
      <text:p text:style-name="P26">Below is given <text:span text:style-name="T22">function.php</text:span> code.</text:p>
      <text:p text:style-name="P26"/>
      <text:p text:style-name="P38"><text:span text:style-name="T41">&gt;&gt;&gt; </text:span>get_calender_full<text:span text:style-name="T41">() function full code.</text:span></text:p>
      <text:p text:style-name="P28"><text:span text:style-name="T22"><text:s/></text:span></text:p>
      <text:p text:style-name="P27">function get_calender_full($year = '',$month = '')</text:p>
      <text:p text:style-name="P27">{</text:p>
      <text:p text:style-name="P27"><text:tab/>$date_Year = ($year != '')?$year:date("Y");</text:p>
      <text:p text:style-name="P27"><text:tab/>$date_Month = ($month != '')?$month:date("m");</text:p>
      <text:p text:style-name="P27"><text:tab/>$date = $date_Year.'-'.$date_Month.'-01';</text:p>
      <text:p text:style-name="P27"><text:tab/>$current_Month_First_Day = date("N",strtotime($date));</text:p>
      <text:p text:style-name="P27"><text:tab/>$total_Days_ofMonth = cal_days_in_month(CAL_GREGORIAN,$date_Month,$date_Year);</text:p>
      <text:p text:style-name="P27"><text:tab/>$total_Days_ofMonthDisplay = ($current_Month_First_Day == 7)?($total_Days_ofMonth):($total_Days_ofMonth + $current_Month_First_Day);</text:p>
      <text:p text:style-name="P27"><text:tab/>$boxDisplay = ($total_Days_ofMonthDisplay &lt;= 35)?35:42;</text:p>
      <text:p text:style-name="P27">?&gt;</text:p>
      <text:p text:style-name="P27"><text:tab/>&lt;div id="calender_section"&gt;</text:p>
      <text:p text:style-name="P27"><text:tab/><text:tab/>&lt;h2&gt;</text:p>
      <text:p text:style-name="P27"><text:s text:c="8"/><text:tab/>&lt;a href="javascript:void(0);" onclick="get_calendar_data('calendar_div','&lt;?php echo date("Y",strtotime($date.' - 1 Month')); ?&gt;','&lt;?php echo date("m",strtotime($date.' - 1 Month')); ?&gt;');"&gt;&amp;lt;&lt;/a&gt;</text:p>
      <text:p text:style-name="P27"><text:s text:c="12"/>&lt;select name="month_dropdown" class="month_dropdown dropdown"&gt;&lt;?php echo get_all_months__of_year($date_Month); ?&gt;&lt;/select&gt;</text:p>
      <text:p text:style-name="P27"><text:tab/><text:tab/><text:tab/>&lt;select name="year_dropdown" class="year_dropdown dropdown"&gt;&lt;?php echo get_year($date_Year); ?&gt;&lt;/select&gt;</text:p>
      <text:p text:style-name="P27"><text:s text:c="12"/>&lt;a href="javascript:void(0);" onclick="get_calendar_data('calendar_div','&lt;?php echo date("Y",strtotime($date.' + 1 Month')); ?&gt;','&lt;?php echo date("m",strtotime($date.' + 1 Month')); ?&gt;');"&gt;&amp;gt;&lt;/a&gt;</text:p>
      <text:p text:style-name="P27"><text:soft-page-break/><text:s text:c="8"/>&lt;/h2&gt;</text:p>
      <text:p text:style-name="P27"><text:tab/><text:tab/>&lt;div id="event_list" class="modal"&gt;&lt;/div&gt;</text:p>
      <text:p text:style-name="P27"><text:s text:c="8"/>&lt;!--Below Code for Event Add--&gt;</text:p>
      <text:p text:style-name="P27"><text:s text:c="8"/>&lt;!-- The Modal --&gt;</text:p>
      <text:p text:style-name="P27"><text:tab/><text:tab/>&lt;div id="event_add" class="modal"&gt;</text:p>
      <text:p text:style-name="P27"><text:tab/><text:tab/> <text:s/>&lt;div class="modal-content"&gt;</text:p>
      <text:p text:style-name="P27"><text:tab/><text:tab/> <text:s text:c="3"/>&lt;span class="close"&gt;&lt;a href="#" onclick="close_popup('event_add')"&gt;×&lt;/a&gt;&lt;/span&gt;</text:p>
      <text:p text:style-name="P27"><text:tab/><text:tab/> <text:s text:c="3"/><text:tab/><text:tab/>&lt;p&gt;Add Event on &lt;span id="eventDateView"&gt;&lt;/span&gt;&lt;/p&gt;</text:p>
      <text:p text:style-name="P27"><text:tab/><text:tab/> <text:s text:c="11"/>&lt;p&gt;&lt;b&gt;Event Title: &lt;/b&gt;&lt;input type="text" id="eventTitle" value=""/&gt;&lt;/p&gt;</text:p>
      <text:p text:style-name="P27"><text:tab/><text:tab/> <text:s text:c="11"/>&lt;input type="hidden" id="eventDate" value=""/&gt;</text:p>
      <text:p text:style-name="P27"><text:tab/><text:tab/> <text:s text:c="11"/>&lt;input type="button" id="add_event_informationBtn" value="Add"/&gt;</text:p>
      <text:p text:style-name="P27"><text:tab/><text:tab/> <text:s/>&lt;/div&gt;</text:p>
      <text:p text:style-name="P27"><text:tab/><text:tab/>&lt;/div&gt;</text:p>
      <text:p text:style-name="P27"></text:p>
      <text:p text:style-name="P27"><text:s text:c="8"/>&lt;div id="calender_section_top"&gt;</text:p>
      <text:p text:style-name="P27"><text:tab/><text:tab/><text:tab/>&lt;ul&gt;</text:p>
      <text:p text:style-name="P27"><text:tab/><text:tab/><text:tab/><text:tab/>&lt;li&gt;SUN&lt;/li&gt;</text:p>
      <text:p text:style-name="P27"><text:tab/><text:tab/><text:tab/><text:tab/>&lt;li&gt;MON&lt;/li&gt;</text:p>
      <text:p text:style-name="P27"><text:tab/><text:tab/><text:tab/><text:tab/>&lt;li&gt;TUE&lt;/li&gt;</text:p>
      <text:p text:style-name="P27"><text:tab/><text:tab/><text:tab/><text:tab/>&lt;li&gt;WED&lt;/li&gt;</text:p>
      <text:p text:style-name="P27"><text:tab/><text:tab/><text:tab/><text:tab/>&lt;li&gt;THU&lt;/li&gt;</text:p>
      <text:p text:style-name="P27"><text:tab/><text:tab/><text:tab/><text:tab/>&lt;li&gt;FRI&lt;/li&gt;</text:p>
      <text:p text:style-name="P27"><text:tab/><text:tab/><text:tab/><text:tab/>&lt;li&gt;SAT&lt;/li&gt;</text:p>
      <text:p text:style-name="P27"><text:tab/><text:tab/><text:tab/>&lt;/ul&gt;</text:p>
      <text:p text:style-name="P27"><text:tab/><text:tab/>&lt;/div&gt;</text:p>
      <text:p text:style-name="P27"><text:tab/><text:tab/>&lt;div id="calender_section_bot"&gt;</text:p>
      <text:p text:style-name="P27"><text:tab/><text:tab/><text:tab/>&lt;ul&gt;</text:p>
      <text:p text:style-name="P27"><text:tab/><text:tab/><text:tab/>&lt;?php </text:p>
      <text:p text:style-name="P27"><text:tab/><text:tab/><text:tab/><text:tab/>$dayCount = 1; </text:p>
      <text:p text:style-name="P27"><text:tab/><text:tab/><text:tab/><text:tab/>for($cb=1;$cb&lt;=$boxDisplay;$cb++){</text:p>
      <text:p text:style-name="P27"><text:tab/><text:tab/><text:tab/><text:tab/><text:tab/>if(($cb &gt;= $current_Month_First_Day+1 || $current_Month_First_Day == 7) &amp;&amp; $cb &lt;= ($total_Days_ofMonthDisplay)){</text:p>
      <text:p text:style-name="P27"><text:tab/><text:tab/><text:tab/><text:tab/><text:tab/><text:tab/></text:p>
      <text:p text:style-name="P27"><text:tab/><text:tab/><text:tab/><text:tab/><text:tab/><text:tab/>// Below javascript code for get current date</text:p>
      <text:p text:style-name="P27"><text:tab/><text:tab/><text:tab/><text:tab/><text:tab/><text:tab/></text:p>
      <text:p text:style-name="P27"><text:tab/><text:tab/><text:tab/><text:tab/><text:tab/><text:tab/>$currentDate = $date_Year.'-'.$date_Month.'-'.$dayCount;</text:p>
      <text:p text:style-name="P27"><text:tab/><text:tab/><text:tab/><text:tab/><text:tab/><text:tab/>$eventNum = 0;</text:p>
      <text:p text:style-name="P27"><text:tab/><text:tab/><text:tab/><text:tab/><text:tab/><text:tab/><text:tab/></text:p>
      <text:p text:style-name="P27"><text:tab/><text:tab/><text:tab/><text:tab/><text:tab/><text:tab/>// Below line for including file of database connection file</text:p>
      <text:p text:style-name="P27"><text:tab/><text:tab/><text:tab/><text:tab/><text:tab/><text:tab/>include 'connection.php';</text:p>
      <text:p text:style-name="P27"></text:p>
      <text:p text:style-name="P27"><text:tab/><text:tab/><text:tab/><text:tab/><text:tab/><text:tab/>// Below query useing for getting number of events in current date</text:p>
      <text:p text:style-name="P27"></text:p>
      <text:p text:style-name="P27"><text:tab/><text:tab/><text:tab/><text:tab/><text:tab/><text:tab/>$result = $db-&gt;query("SELECT title FROM events WHERE date = '".$currentDate."' AND status = 1");</text:p>
      <text:p text:style-name="P27"><text:tab/><text:tab/><text:tab/><text:tab/><text:tab/><text:tab/>$eventNum = $result-&gt;num_rows;</text:p>
      <text:p text:style-name="P27"><text:tab/><text:tab/><text:tab/><text:tab/><text:tab/><text:tab/></text:p>
      <text:p text:style-name="P27"><text:soft-page-break/><text:tab/><text:tab/><text:tab/><text:tab/><text:tab/><text:tab/>//Define date cell color</text:p>
      <text:p text:style-name="P27"><text:tab/><text:tab/><text:tab/><text:tab/><text:tab/><text:tab/>if(strtotime($currentDate) == strtotime(date("Y-m-d"))){</text:p>
      <text:p text:style-name="P27"><text:tab/><text:tab/><text:tab/><text:tab/><text:tab/><text:tab/><text:tab/>echo '&lt;li date="'.$currentDate.'" class="grey date_cell"&gt;';</text:p>
      <text:p text:style-name="P27"><text:tab/><text:tab/><text:tab/><text:tab/><text:tab/><text:tab/>}elseif($eventNum &gt; 0){</text:p>
      <text:p text:style-name="P27"><text:tab/><text:tab/><text:tab/><text:tab/><text:tab/><text:tab/><text:tab/>echo '&lt;li date="'.$currentDate.'" class="light_sky date_cell"&gt;';</text:p>
      <text:p text:style-name="P27"><text:tab/><text:tab/><text:tab/><text:tab/><text:tab/><text:tab/>}else{</text:p>
      <text:p text:style-name="P27"><text:tab/><text:tab/><text:tab/><text:tab/><text:tab/><text:tab/><text:tab/>echo '&lt;li date="'.$currentDate.'" class="date_cell"&gt;';</text:p>
      <text:p text:style-name="P27"><text:tab/><text:tab/><text:tab/><text:tab/><text:tab/><text:tab/>}</text:p>
      <text:p text:style-name="P27"><text:tab/><text:tab/><text:tab/><text:tab/><text:tab/><text:tab/>//Date cell</text:p>
      <text:p text:style-name="P27"><text:tab/><text:tab/><text:tab/><text:tab/><text:tab/><text:tab/>echo '&lt;span&gt;';</text:p>
      <text:p text:style-name="P27"><text:tab/><text:tab/><text:tab/><text:tab/><text:tab/><text:tab/>echo '['.$dayCount.']';</text:p>
      <text:p text:style-name="P27"><text:tab/><text:tab/><text:tab/><text:tab/><text:tab/><text:tab/>echo '&lt;/span&gt;';</text:p>
      <text:p text:style-name="P27"><text:tab/><text:tab/><text:tab/><text:tab/><text:tab/><text:tab/></text:p>
      <text:p text:style-name="P27"><text:tab/><text:tab/><text:tab/><text:tab/><text:tab/><text:tab/>//Hover event popup</text:p>
      <text:p text:style-name="P27"><text:tab/><text:tab/><text:tab/><text:tab/><text:tab/><text:tab/>echo '&lt;div id="date_popup_'.$currentDate.'" class="date_popup_wrap none"&gt;';</text:p>
      <text:p text:style-name="P27"><text:tab/><text:tab/><text:tab/><text:tab/><text:tab/><text:tab/>echo '&lt;div class="date_window"&gt;';</text:p>
      <text:p text:style-name="P27"><text:tab/><text:tab/><text:tab/><text:tab/><text:tab/><text:tab/>echo '&lt;div class="popup_event"&gt;Events ('.$eventNum.')&lt;/div&gt;';</text:p>
      <text:p text:style-name="P27"><text:tab/><text:tab/><text:tab/><text:tab/><text:tab/><text:tab/>echo ($eventNum &gt; 0)?'&lt;a href="javascript:;" onclick="get_events_information(\''.$currentDate.'\');"&gt;View Events&lt;/a&gt;&lt;br/&gt;':'';</text:p>
      <text:p text:style-name="P27"><text:tab/><text:tab/><text:tab/><text:tab/><text:tab/><text:tab/>//For Add Event</text:p>
      <text:p text:style-name="P27"><text:tab/><text:tab/><text:tab/><text:tab/><text:tab/><text:tab/>echo '&lt;a href="javascript:;" onclick="add_event_information(\''.$currentDate.'\');"&gt;Add Event&lt;/a&gt;';</text:p>
      <text:p text:style-name="P27"><text:tab/><text:tab/><text:tab/><text:tab/><text:tab/><text:tab/>echo '&lt;/div&gt;&lt;/div&gt;';</text:p>
      <text:p text:style-name="P27"><text:tab/><text:tab/><text:tab/><text:tab/><text:tab/><text:tab/></text:p>
      <text:p text:style-name="P27"><text:tab/><text:tab/><text:tab/><text:tab/><text:tab/><text:tab/>echo '&lt;/li&gt;';</text:p>
      <text:p text:style-name="P27"><text:tab/><text:tab/><text:tab/><text:tab/><text:tab/><text:tab/>$dayCount++;</text:p>
      <text:p text:style-name="P27"><text:tab/><text:tab/><text:tab/>?&gt;</text:p>
      <text:p text:style-name="P27"><text:tab/><text:tab/><text:tab/>&lt;?php }else{ ?&gt;</text:p>
      <text:p text:style-name="P27"><text:tab/><text:tab/><text:tab/><text:tab/>&lt;li&gt;&lt;span&gt;&amp;nbsp;&lt;/span&gt;&lt;/li&gt;</text:p>
      <text:p text:style-name="P27"><text:tab/><text:tab/><text:tab/>&lt;?php } } ?&gt;</text:p>
      <text:p text:style-name="P27"><text:tab/><text:tab/><text:tab/>&lt;/ul&gt;</text:p>
      <text:p text:style-name="P27"><text:tab/><text:tab/>&lt;/div&gt;</text:p>
      <text:p text:style-name="P27"><text:tab/>&lt;/div&gt;</text:p>
      <text:p text:style-name="P27"></text:p>
      <text:p text:style-name="P27"><text:tab/>&lt;script type="text/javascript"&gt;</text:p>
      <text:p text:style-name="P27"><text:tab/><text:tab/>function get_calendar_data(target_div,year,month){</text:p>
      <text:p text:style-name="P27"><text:tab/><text:tab/><text:tab/>$.ajax({</text:p>
      <text:p text:style-name="P27"><text:tab/><text:tab/><text:tab/><text:tab/>type:'POST',</text:p>
      <text:p text:style-name="P27"><text:tab/><text:tab/><text:tab/><text:tab/>url:'functions.php',</text:p>
      <text:p text:style-name="P27"><text:tab/><text:tab/><text:tab/><text:tab/>data:'fun_type=get_calender_full&amp;year='+year+'&amp;month='+month,</text:p>
      <text:p text:style-name="P27"><text:tab/><text:tab/><text:tab/><text:tab/>success:function(html){</text:p>
      <text:p text:style-name="P27"><text:tab/><text:tab/><text:tab/><text:tab/><text:tab/>$('#'+target_div).html(html);</text:p>
      <text:p text:style-name="P27"><text:tab/><text:tab/><text:tab/><text:tab/>}</text:p>
      <text:p text:style-name="P27"><text:tab/><text:tab/><text:tab/>});</text:p>
      <text:p text:style-name="P27"><text:tab/><text:tab/>}</text:p>
      <text:p text:style-name="P27"><text:tab/><text:tab/></text:p>
      <text:p text:style-name="P27"><text:tab/><text:tab/>function get_events_information(date){</text:p>
      <text:p text:style-name="P27"><text:soft-page-break/><text:tab/><text:tab/><text:tab/>$.ajax({</text:p>
      <text:p text:style-name="P27"><text:tab/><text:tab/><text:tab/><text:tab/>type:'POST',</text:p>
      <text:p text:style-name="P27"><text:tab/><text:tab/><text:tab/><text:tab/>url:'functions.php',</text:p>
      <text:p text:style-name="P27"><text:tab/><text:tab/><text:tab/><text:tab/>data:'fun_type=get_events_information&amp;date='+date,</text:p>
      <text:p text:style-name="P27"><text:tab/><text:tab/><text:tab/><text:tab/>success:function(html){</text:p>
      <text:p text:style-name="P27"><text:tab/><text:tab/><text:tab/><text:tab/><text:tab/>$('#event_list').html(html);</text:p>
      <text:p text:style-name="P27"><text:tab/><text:tab/><text:tab/><text:tab/><text:tab/>$('#event_add').slideUp('slow');</text:p>
      <text:p text:style-name="P27"><text:tab/><text:tab/><text:tab/><text:tab/><text:tab/>$('#event_list').slideDown('slow');</text:p>
      <text:p text:style-name="P27"><text:tab/><text:tab/><text:tab/><text:tab/>}</text:p>
      <text:p text:style-name="P27"><text:tab/><text:tab/><text:tab/>});</text:p>
      <text:p text:style-name="P27"><text:tab/><text:tab/>}</text:p>
      <text:p text:style-name="P27"><text:tab/><text:tab/></text:p>
      <text:p text:style-name="P27"><text:tab/><text:tab/>/*</text:p>
      <text:p text:style-name="P27"><text:tab/><text:tab/>* function name add_event_information</text:p>
      <text:p text:style-name="P27"><text:tab/><text:tab/>* Description :- Add Event inforation as per date wise</text:p>
      <text:p text:style-name="P27"><text:tab/><text:tab/>* parameter :- date</text:p>
      <text:p text:style-name="P27"><text:tab/><text:tab/>*/</text:p>
      <text:p text:style-name="P27"><text:tab/><text:tab/>function add_event_information(date){</text:p>
      <text:p text:style-name="P27"><text:tab/><text:tab/><text:tab/>$('#eventDate').val(date);</text:p>
      <text:p text:style-name="P27"><text:tab/><text:tab/><text:tab/>$('#eventDateView').html(date);</text:p>
      <text:p text:style-name="P27"><text:tab/><text:tab/><text:tab/>$('#event_list').slideUp('slow');</text:p>
      <text:p text:style-name="P27"><text:tab/><text:tab/><text:tab/>$('#event_add').slideDown('slow');</text:p>
      <text:p text:style-name="P27"><text:tab/><text:tab/>}</text:p>
      <text:p text:style-name="P27"></text:p>
      <text:p text:style-name="P27"><text:tab/><text:tab/>/*</text:p>
      <text:p text:style-name="P27"><text:tab/><text:tab/>* <text:s/>below code used for save event information into databse. and set message event created successfully.</text:p>
      <text:p text:style-name="P27"><text:tab/><text:tab/>*/</text:p>
      <text:p text:style-name="P27"><text:tab/><text:tab/>$(document).ready(function(){</text:p>
      <text:p text:style-name="P27"></text:p>
      <text:p text:style-name="P27"><text:tab/><text:tab/><text:tab/>$('#add_event_informationBtn').on('click',function(){</text:p>
      <text:p text:style-name="P27"><text:tab/><text:tab/><text:tab/><text:tab/>var date = $('#eventDate').val();</text:p>
      <text:p text:style-name="P27"><text:tab/><text:tab/><text:tab/><text:tab/>var title = $('#eventTitle').val();</text:p>
      <text:p text:style-name="P27"><text:tab/><text:tab/><text:tab/><text:tab/>$.ajax({</text:p>
      <text:p text:style-name="P27"><text:tab/><text:tab/><text:tab/><text:tab/><text:tab/>type:'POST',</text:p>
      <text:p text:style-name="P27"><text:tab/><text:tab/><text:tab/><text:tab/><text:tab/>url:'functions.php',</text:p>
      <text:p text:style-name="P27"><text:tab/><text:tab/><text:tab/><text:tab/><text:tab/>data:'fun_type=add_event_information&amp;date='+date+'&amp;title='+title,</text:p>
      <text:p text:style-name="P27"><text:tab/><text:tab/><text:tab/><text:tab/><text:tab/>success:function(msg){</text:p>
      <text:p text:style-name="P27"><text:tab/><text:tab/><text:tab/><text:tab/><text:tab/><text:tab/>if(msg == 'ok'){</text:p>
      <text:p text:style-name="P27"><text:tab/><text:tab/><text:tab/><text:tab/><text:tab/><text:tab/><text:tab/>var dateSplit = date.split("-");</text:p>
      <text:p text:style-name="P27"><text:tab/><text:tab/><text:tab/><text:tab/><text:tab/><text:tab/><text:tab/>$('#eventTitle').val('');</text:p>
      <text:p text:style-name="P27"><text:tab/><text:tab/><text:tab/><text:tab/><text:tab/><text:tab/><text:tab/>alert('Event Created.');</text:p>
      <text:p text:style-name="P27"><text:tab/><text:tab/><text:tab/><text:tab/><text:tab/><text:tab/><text:tab/>get_calendar_data('calendar_div',dateSplit[0],dateSplit[1]);</text:p>
      <text:p text:style-name="P27"><text:tab/><text:tab/><text:tab/><text:tab/><text:tab/><text:tab/>}else{</text:p>
      <text:p text:style-name="P27"><text:tab/><text:tab/><text:tab/><text:tab/><text:tab/><text:tab/><text:tab/>alert('Sorry some issues please try again later.');</text:p>
      <text:p text:style-name="P27"><text:tab/><text:tab/><text:tab/><text:tab/><text:tab/><text:tab/>}</text:p>
      <text:p text:style-name="P27"><text:tab/><text:tab/><text:tab/><text:tab/><text:tab/>}</text:p>
      <text:p text:style-name="P27"><text:tab/><text:tab/><text:tab/><text:tab/>});</text:p>
      <text:p text:style-name="P27"><text:tab/><text:tab/><text:tab/>});</text:p>
      <text:p text:style-name="P27"><text:tab/><text:tab/>});</text:p>
      <text:p text:style-name="P27"><text:tab/><text:tab/></text:p>
      <text:p text:style-name="P27"><text:tab/><text:tab/>$(document).ready(function(){</text:p>
      <text:p text:style-name="P27"><text:soft-page-break/><text:tab/><text:tab/><text:tab/>$('.date_cell').mouseenter(function(){</text:p>
      <text:p text:style-name="P27"><text:tab/><text:tab/><text:tab/><text:tab/>date = $(this).attr('date');</text:p>
      <text:p text:style-name="P27"><text:tab/><text:tab/><text:tab/><text:tab/>$(".date_popup_wrap").fadeOut();</text:p>
      <text:p text:style-name="P27"><text:tab/><text:tab/><text:tab/><text:tab/>$("#date_popup_"+date).fadeIn();<text:tab/></text:p>
      <text:p text:style-name="P27"><text:tab/><text:tab/><text:tab/>});</text:p>
      <text:p text:style-name="P27"><text:tab/><text:tab/><text:tab/>$('.date_cell').mouseleave(function(){</text:p>
      <text:p text:style-name="P27"><text:tab/><text:tab/><text:tab/><text:tab/>$(".date_popup_wrap").fadeOut();<text:tab/><text:tab/></text:p>
      <text:p text:style-name="P27"><text:tab/><text:tab/><text:tab/>});</text:p>
      <text:p text:style-name="P27"><text:tab/><text:tab/><text:tab/>$('.month_dropdown').on('change',function(){</text:p>
      <text:p text:style-name="P27"><text:tab/><text:tab/><text:tab/><text:tab/>get_calendar_data('calendar_div',$('.year_dropdown').val(),$('.month_dropdown').val());</text:p>
      <text:p text:style-name="P27"><text:tab/><text:tab/><text:tab/>});</text:p>
      <text:p text:style-name="P27"><text:tab/><text:tab/><text:tab/>$('.year_dropdown').on('change',function(){</text:p>
      <text:p text:style-name="P27"><text:tab/><text:tab/><text:tab/><text:tab/>get_calendar_data('calendar_div',$('.year_dropdown').val(),$('.month_dropdown').val());</text:p>
      <text:p text:style-name="P27"><text:tab/><text:tab/><text:tab/>});</text:p>
      <text:p text:style-name="P27"><text:tab/><text:tab/><text:tab/>$(document).click(function(){</text:p>
      <text:p text:style-name="P27"><text:tab/><text:tab/><text:tab/><text:tab/>$('#event_list').slideUp('slow');</text:p>
      <text:p text:style-name="P27"><text:tab/><text:tab/><text:tab/>});</text:p>
      <text:p text:style-name="P27"></text:p>
      <text:p text:style-name="P27"><text:tab/><text:tab/>});</text:p>
      <text:p text:style-name="P27"></text:p>
      <text:p text:style-name="P27"><text:tab/><text:tab/></text:p>
      <text:p text:style-name="P27"><text:tab/><text:tab/>// Closed popup string<text:tab/></text:p>
      <text:p text:style-name="P27"><text:tab/><text:tab/>function close_popup(event_id)</text:p>
      <text:p text:style-name="P27"><text:tab/><text:tab/>{</text:p>
      <text:p text:style-name="P27"><text:tab/><text:tab/><text:tab/>$('#'+event_id).css('display','none');</text:p>
      <text:p text:style-name="P27"><text:tab/><text:tab/>}</text:p>
      <text:p text:style-name="P27"><text:tab/>&lt;/script&gt;</text:p>
      <text:p text:style-name="P27">&lt;?php</text:p>
      <text:p text:style-name="P27">} ?<text:span text:style-name="T42">&gt;</text:span></text:p>
      <text:p text:style-name="P27"/>
      <text:p text:style-name="P27"/>
      <text:p text:style-name="P27"/>
      <text:p text:style-name="P37"><text:span text:style-name="T41">&gt;&gt;&gt; get_events_information() function full code.</text:span></text:p>
      <text:p text:style-name="P27"/>
      <text:p text:style-name="P29"><text:span text:style-name="T43"><text:s/>/********************************************</text:span></text:p>
      <text:p text:style-name="P31"><text:s/>* below function used for display event as per date</text:p>
      <text:p text:style-name="P31"><text:s/>* optional parameter is date.</text:p>
      <text:p text:style-name="P31"><text:s/>*******************************************/</text:p>
      <text:p text:style-name="P31"></text:p>
      <text:p text:style-name="P31">function get_events_information($date = ''){</text:p>
      <text:p text:style-name="P31"><text:tab/></text:p>
      <text:p text:style-name="P31"><text:tab/><text:tab/>//below line for including file of database connection file</text:p>
      <text:p text:style-name="P31"></text:p>
      <text:p text:style-name="P31"><text:tab/>include 'connection.php';</text:p>
      <text:p text:style-name="P31"><text:tab/>$eventListHTML = '';</text:p>
      <text:p text:style-name="P31"><text:tab/>$date = $date?$date:date("Y-m-d");</text:p>
      <text:p text:style-name="P31"><text:tab/>//Get events based on the current date</text:p>
      <text:p text:style-name="P31"><text:tab/>$result = $db-&gt;query("SELECT title FROM events WHERE date = '".$date."' AND status = 1");</text:p>
      <text:p text:style-name="P31"><text:tab/>if($result-&gt;num_rows &gt; 0){</text:p>
      <text:p text:style-name="P31"><text:tab/><text:tab/>$eventListHTML .= '&lt;div class="modal-content"&gt;';</text:p>
      <text:p text:style-name="P31"><text:tab/><text:tab/>$eventListHTML .= '&lt;span class="close"&gt;&lt;a href="#" onclick="close_popup("event_list")"&gt;×&lt;/a&gt;&lt;/span&gt;';</text:p>
      <text:p text:style-name="P31"><text:soft-page-break/><text:tab/><text:tab/>$eventListHTML .= '&lt;h2&gt;Events on '.date("l, d M Y",strtotime($date)).'&lt;/h2&gt;';</text:p>
      <text:p text:style-name="P31"><text:tab/><text:tab/>$eventListHTML .= '&lt;ul&gt;';</text:p>
      <text:p text:style-name="P31"><text:tab/><text:tab/>while($row = $result-&gt;fetch_assoc()){ </text:p>
      <text:p text:style-name="P31"><text:s text:c="12"/>$eventListHTML .= '&lt;li&gt;'.$row['title'].'&lt;/li&gt;';</text:p>
      <text:p text:style-name="P31"><text:s text:c="8"/>}</text:p>
      <text:p text:style-name="P31"><text:tab/><text:tab/>$eventListHTML .= '&lt;/ul&gt;';</text:p>
      <text:p text:style-name="P31"><text:tab/><text:tab/>$eventListHTML .= '&lt;/div&gt;';</text:p>
      <text:p text:style-name="P31"><text:tab/>}</text:p>
      <text:p text:style-name="P31"><text:tab/>echo $eventListHTML;</text:p>
      <text:p text:style-name="P31">}</text:p>
      <text:p text:style-name="P31"/>
      <text:p text:style-name="P31"/>
      <text:p text:style-name="P31"/>
      <text:p text:style-name="P36"><text:span text:style-name="T41">&gt;&gt;&gt; add_event_information() function full code.</text:span></text:p>
      <text:p text:style-name="P30"/>
      <text:p text:style-name="P30"/>
      <text:p text:style-name="P32"><text:span text:style-name="T41">/**********************************************************</text:span></text:p>
      <text:p text:style-name="P32"><text:span text:style-name="T41"><text:s/>* below function is used for add event in particular date</text:span></text:p>
      <text:p text:style-name="P32"><text:span text:style-name="T41"><text:s/>* parameter is &gt;&gt;&gt; date , title</text:span></text:p>
      <text:p text:style-name="P32"><text:span text:style-name="T41"><text:s/>**********************************************************/</text:span></text:p>
      <text:p text:style-name="P32"><text:span text:style-name="T41">function add_event_information($date,$title){</text:span></text:p>
      <text:p text:style-name="P32"><text:span text:style-name="T41"><text:tab/></text:span></text:p>
      <text:p text:style-name="P32"><text:span text:style-name="T41"><text:tab/>//below line for including file of database connection file</text:span></text:p>
      <text:p text:style-name="P32"><text:span text:style-name="T41"><text:tab/>include 'connection.php';</text:span></text:p>
      <text:p text:style-name="P32"><text:span text:style-name="T41"><text:tab/>$currentDate = date("Y-m-d H:i:s");</text:span></text:p>
      <text:p text:style-name="P32"><text:span text:style-name="T41"><text:tab/>//Insert the event data into database</text:span></text:p>
      <text:p text:style-name="P32"><text:span text:style-name="T41"><text:tab/>$insert = $db-&gt;query("INSERT INTO events (title,date,created,modified) VALUES ('".$title."','".$date."','".$currentDate."','".$currentDate."')");</text:span></text:p>
      <text:p text:style-name="P32"><text:span text:style-name="T41"><text:tab/>if($insert){</text:span></text:p>
      <text:p text:style-name="P32"><text:span text:style-name="T41"><text:tab/><text:tab/>echo 'ok';</text:span></text:p>
      <text:p text:style-name="P32"><text:span text:style-name="T41"><text:tab/>}else{</text:span></text:p>
      <text:p text:style-name="P32"><text:span text:style-name="T41"><text:tab/><text:tab/>echo 'err';</text:span></text:p>
      <text:p text:style-name="P32"><text:span text:style-name="T41"><text:tab/>}</text:span></text:p>
      <text:p text:style-name="P32"><text:span text:style-name="T41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ourier 10 Pitch" svg:font-family="'Courier 10 Pitch'"/>
    <style:font-face style:name="Helvetica" svg:font-family="Helvetica"/>
    <style:font-face style:name="Courier 10 Pitch1" svg:font-family="'Courier 10 Pitch'" style:font-pitch="fixed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4T13:00:16.207793120</dc:date>
    <meta:editing-duration>PT4H36S</meta:editing-duration>
    <meta:editing-cycles>62</meta:editing-cycles>
    <meta:generator>LibreOffice/4.2.8.2$Linux_X86_64 LibreOffice_project/420m0$Build-2</meta:generator>
    <meta:document-statistic meta:table-count="0" meta:image-count="0" meta:object-count="0" meta:page-count="8" meta:paragraph-count="315" meta:word-count="1005" meta:character-count="11036" meta:non-whitespace-character-count="9166"/>
  </office:meta>
</office:document-meta>
</file>